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8" text:continue-numbering="true" text:continue-list="list_Le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9" text:continue-numbering="true" text:continue-list="list_Le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ed10" text:continue-numbering="true" text:continue-list="list_Le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1" text:continue-numbering="true" text:continue-list="list_Le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3" text:continue-numbering="true" text:continue-list="list_Le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4" text:continue-numbering="true" text:continue-list="list_Le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6" text:continue-numbering="true" text:continue-list="list_Le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17" text:continue-numbering="true" text:continue-list="list_Le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19" text:continue-numbering="true" text:continue-list="list_Le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0" text:continue-numbering="true" text:continue-list="list_Le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2" text:continue-numbering="true" text:continue-list="list_Le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3" text:continue-numbering="true" text:continue-list="list_Le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4" text:continue-numbering="true" text:continue-list="list_Le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25" text:continue-numbering="true" text:continue-list="list_Le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26" text:continue-numbering="true" text:continue-list="list_Le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27" text:continue-numbering="true" text:continue-list="list_Le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28" text:continue-numbering="true" text:continue-list="list_Le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29" text:continue-numbering="true" text:continue-list="list_Le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0" text:continue-numbering="true" text:continue-list="list_Le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1" text:continue-numbering="true" text:continue-list="list_Le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2" text:continue-numbering="true" text:continue-list="list_Le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3" text:continue-numbering="true" text:continue-list="list_Le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4" text:continue-numbering="true" text:continue-list="list_Le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35" text:continue-numbering="true" text:continue-list="list_Le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36" text:continue-numbering="true" text:continue-list="list_Le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37" text:continue-numbering="true" text:continue-list="list_Le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38" text:continue-numbering="true" text:continue-list="list_Le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39" text:continue-numbering="true" text:continue-list="list_Le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0" text:continue-numbering="true" text:continue-list="list_Le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1" text:continue-numbering="true" text:continue-list="list_Le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2" text:continue-numbering="true" text:continue-list="list_Le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3" text:continue-numbering="true" text:continue-list="list_Le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4" text:continue-numbering="true" text:continue-list="list_Le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45" text:continue-numbering="true" text:continue-list="list_Le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46" text:continue-numbering="true" text:continue-list="list_Led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48" text:continue-numbering="true" text:continue-list="list_Led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0" text:continue-numbering="true" text:continue-list="list_Led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51" text:continue-numbering="true" text:continue-list="list_Led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52" text:continue-numbering="true" text:continue-list="list_Led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53" text:continue-numbering="true" text:continue-list="list_Led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54" text:continue-numbering="true" text:continue-list="list_Led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55" text:continue-numbering="true" text:continue-list="list_Led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56" text:continue-numbering="true" text:continue-list="list_Led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58" text:continue-numbering="true" text:continue-list="list_Led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59" text:continue-numbering="true" text:continue-list="list_Led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60" text:continue-numbering="true" text:continue-list="list_Led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